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blema: no sabemos cómo empezar. </text:p>
      <text:p text:style-name="Standard"><text:tab/> <text:s text:c="4"/>No tenemos android</text:p>
      <text:p text:style-name="Standard"><text:tab/> <text:s text:c="5"/>ni idea de como utilizar el eclipse y/o androi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mno </meta:initial-creator>
    <meta:creation-date>2011-12-03T11:46:02</meta:creation-date>
    <meta:document-statistic meta:table-count="0" meta:image-count="0" meta:object-count="0" meta:page-count="1" meta:paragraph-count="3" meta:word-count="17" meta:character-count="113"/>
    <dc:date>2011-12-03T12:26:30</dc:date>
    <dc:creator>alumno </dc:creator>
    <meta:editing-duration>PT00H19M59S</meta:editing-duration>
    <meta:editing-cycles>1</meta:editing-cycles>
    <meta:generator>OpenOffice.org/3.2$Linux OpenOffice.org_project/320m12$Build-9483</meta:generator>
  </office:meta>
</office:document-meta>
</file>